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gette" svg:font-family="Courgette" style:font-family-generic="system" style:font-pitch="variable" svg:panose-1="2 0 6 3 7 4 0 6 0 4"/>
    <style:font-face style:name="Amaranth" svg:font-family="Amaranth" style:font-family-generic="system" style:font-pitch="variable" svg:panose-1="2 0 5 3 5 0 0 2 0 4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gette" fo:font-size="26pt" style:font-size-asian="26pt" fo:language="fr" fo:country="BE"/>
    </style:style>
    <style:style style:name="P2" style:parent-style-name="Normal" style:family="paragraph">
      <style:paragraph-properties fo:margin-top="0.25in" fo:line-height="107%"/>
      <style:text-properties style:font-name="Amaranth" fo:font-size="22pt" style:font-size-asian="22pt" style:font-size-complex="20pt" fo:language="fr" fo:country="BE"/>
    </style:style>
    <style:style style:name="T3" style:parent-style-name="Policepardéfaut" style:family="text">
      <style:text-properties style:font-name="Roboto" fo:font-size="16pt" style:font-size-asian="16pt" style:font-size-complex="20pt" fo:language="fr" fo:country="BE"/>
    </style:style>
    <style:style style:name="T4" style:parent-style-name="Policepardéfaut" style:family="text">
      <style:text-properties style:font-name="Roboto" fo:font-size="16pt" style:font-size-asian="16pt" style:font-size-complex="20pt" fo:language="en" fo:country="US"/>
    </style:style>
    <style:style style:name="P5" style:parent-style-name="Normal" style:family="paragraph">
      <style:text-properties style:font-name="Roboto" fo:font-size="16pt" style:font-size-asian="16pt" style:font-size-complex="20pt" fo:language="fr" fo:country="BE"/>
    </style:style>
    <style:style style:name="P6" style:parent-style-name="Normal" style:family="paragraph">
      <style:paragraph-properties fo:margin-top="0.25in" fo:line-height="107%"/>
      <style:text-properties style:font-name="Amaranth" fo:font-size="22pt" style:font-size-asian="22pt" style:font-size-complex="20pt" fo:language="fr" fo:country="BE"/>
    </style:style>
    <style:style style:name="T7" style:parent-style-name="Policepardéfaut" style:family="text">
      <style:text-properties style:font-name="Roboto" fo:font-size="16pt" style:font-size-asian="16pt" style:font-size-complex="20pt" fo:language="en" fo:country="US"/>
    </style:style>
    <style:style style:name="T8" style:parent-style-name="Policepardéfaut" style:family="text">
      <style:text-properties style:font-name="Roboto" fo:font-size="16pt" style:font-size-asian="16pt" style:font-size-complex="20pt" fo:language="fr" fo:country="BE"/>
    </style:style>
    <style:style style:name="T9" style:parent-style-name="Policepardéfaut" style:family="text">
      <style:text-properties style:font-name="Roboto" fo:font-size="16pt" style:font-size-asian="16pt" style:font-size-complex="20pt" fo:language="fr" fo:country="BE"/>
    </style:style>
    <style:style style:name="P10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1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2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3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4" style:parent-style-name="Normal" style:family="paragraph">
      <style:text-properties style:font-name="Roboto" fo:font-size="16pt" style:font-size-asian="16pt" style:font-size-complex="20pt" fo:language="fr" fo:country="BE"/>
    </style:style>
    <style:style style:name="P15" style:parent-style-name="Normal" style:family="paragraph">
      <style:text-properties style:font-name="Courgette" fo:font-size="26pt" style:font-size-asian="26pt" style:font-size-complex="26pt" fo:language="fr" fo:country="BE"/>
    </style:style>
    <style:style style:name="P16" style:parent-style-name="Normal" style:family="paragraph">
      <style:text-properties style:font-name="Amaranth" fo:font-size="22pt" style:font-size-asian="22pt" style:font-size-complex="22pt" fo:language="fr" fo:country="BE"/>
    </style:style>
    <style:style style:name="T17" style:parent-style-name="Policepardéfaut" style:family="text">
      <style:text-properties style:font-name="Roboto" fo:font-size="16pt" style:font-size-asian="16pt" style:font-size-complex="16pt" fo:language="fr" fo:country="BE"/>
    </style:style>
  </office:automatic-styles>
  <office:body>
    <office:text text:use-soft-page-breaks="true">
      <text:p text:style-name="P1">Voici le titre<text:s/>principal</text:p>
      <text:p text:style-name="P2">Voici le titre d’un bloc<text:s/></text:p>
      <text:p text:style-name="Normal"><text:span text:style-name="T3">Lorem ipsum dolor sit amet, consectetur adipiscing elit.<text:s/></text:span><text:span text:style-name="T4">Maecenas posuere sed lorem vehicula lacinia. Nunc quis mi nec lacus pretium hendrerit.<text:s/></text:span></text:p>
      <text:p text:style-name="P5">Punc tempus, urna quis hendrerit<text:s/>porttitor, nisl lorem ullamcorper orci, nec sollicitudin nisi felis ut sem.<text:s/>Nunc dictum elit dolor, non lobortis magna cursus quis.</text:p>
      <text:p text:style-name="P6">Voici le titre d’un bloc<text:s/></text:p>
      <text:p text:style-name="Normal"><text:span text:style-name="T7">Maecenas posuere sed lorem vehicula lacinia.<text:s/></text:span><text:span text:style-name="T8">Nunc quis mi nec lacus pretium hendrerit.</text:span></text:p>
      <text:p text:style-name="Normal"><text:span text:style-name="T9">Nunc dictum elit dolor, non lobortis magna cursus quis.</text:span></text:p>
      <text:p text:style-name="P10"/>
      <text:p text:style-name="P11"/>
      <text:p text:style-name="P12"/>
      <text:p text:style-name="P13"/>
      <text:p text:style-name="P14"/>
      <text:p text:style-name="P15">Courgette 26</text:p>
      <text:p text:style-name="P16">Amaranth 22</text:p>
      <text:p text:style-name="Normal"><text:span text:style-name="T17">Roboto 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gette" svg:font-family="Courgette" style:font-family-generic="system" style:font-pitch="variable" svg:panose-1="2 0 6 3 7 4 0 6 0 4"/>
    <style:font-face style:name="Amaranth" svg:font-family="Amaranth" style:font-family-generic="system" style:font-pitch="variable" svg:panose-1="2 0 5 3 5 0 0 2 0 4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2.7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c Closquet</meta:initial-creator>
    <dc:creator>Eric Closquet</dc:creator>
    <meta:creation-date>2018-12-05T12:39:00Z</meta:creation-date>
    <dc:date>2018-12-05T14:07:00Z</dc:date>
    <meta:print-date>2018-12-05T13:56:00Z</meta:print-date>
    <meta:template xlink:href="Normal.dotm" xlink:type="simple"/>
    <meta:editing-cycles>6</meta:editing-cycles>
    <meta:editing-duration>PT5160S</meta:editing-duration>
    <meta:document-statistic meta:page-count="1" meta:paragraph-count="1" meta:word-count="87" meta:character-count="569" meta:row-count="4" meta:non-whitespace-character-count="483"/>
  </office:meta>
</office:document-meta>
</file>